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黑體-繁" svg:font-family="黑體-繁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0.591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table:shapes>
          <draw:frame draw:z-index="0" draw:style-name="gr1" draw:text-style-name="P1" svg:width="13.396cm" svg:height="9.005cm" svg:x="7.936cm" svg:y="4.472cm">
            <draw:object draw:notify-on-update-of-ranges="工作表1.B1:工作表1.B48 工作表1.C1:工作表1.C48 工作表1.G1:工作表1.G6 工作表1.H1:工作表1.H6 工作表1.G7:工作表1.G10 工作表1.H7:工作表1.H10 工作表1.B49:工作表1.B100 工作表1.C49:工作表1.C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0.24931">
            <text:p>0.24931</text:p>
          </table:table-cell>
          <table:table-cell office:value-type="float" office:value="0.618635">
            <text:p>0.618635</text:p>
          </table:table-cell>
          <table:table-cell office:value-type="float" office:value="1">
            <text:p>1</text:p>
          </table:table-cell>
          <table:table-cell office:value-type="float" office:value="0.000475">
            <text:p>0.000475</text:p>
          </table:table-cell>
          <table:table-cell office:value-type="float" office:value="2">
            <text:p>2</text:p>
          </table:table-cell>
          <table:table-cell office:value-type="float" office:value="0.24931">
            <text:p>0.24931</text:p>
          </table:table-cell>
          <table:table-cell office:value-type="float" office:value="0.618635">
            <text:p>0.618635</text:p>
          </table:table-cell>
          <table:table-cell office:value-type="float" office:value="1">
            <text:p>1</text:p>
          </table:table-cell>
          <table:table-cell office:value-type="float" office:value="0.000475">
            <text:p>0.0004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74151">
            <text:p>0.374151</text:p>
          </table:table-cell>
          <table:table-cell office:value-type="float" office:value="0.012048">
            <text:p>0.012048</text:p>
          </table:table-cell>
          <table:table-cell office:value-type="float" office:value="1">
            <text:p>1</text:p>
          </table:table-cell>
          <table:table-cell office:value-type="float" office:value="0.000017">
            <text:p>0.000017</text:p>
          </table:table-cell>
          <table:table-cell office:value-type="float" office:value="8">
            <text:p>8</text:p>
          </table:table-cell>
          <table:table-cell office:value-type="float" office:value="0.645141">
            <text:p>0.645141</text:p>
          </table:table-cell>
          <table:table-cell office:value-type="float" office:value="0.485816">
            <text:p>0.485816</text:p>
          </table:table-cell>
          <table:table-cell office:value-type="float" office:value="1">
            <text:p>1</text:p>
          </table:table-cell>
          <table:table-cell office:value-type="float" office:value="0.000282">
            <text:p>0.000282</text:p>
          </table:table-cell>
          <table:table-cell office:value-type="float" office:value="0.000254">
            <text:p>0.0002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47185">
            <text:p>0.847185</text:p>
          </table:table-cell>
          <table:table-cell office:value-type="float" office:value="0.217572">
            <text:p>0.217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.123521">
            <text:p>0.123521</text:p>
          </table:table-cell>
          <table:table-cell office:value-type="float" office:value="0.051663">
            <text:p>0.051663</text:p>
          </table:table-cell>
          <table:table-cell office:value-type="float" office:value="1">
            <text:p>1</text:p>
          </table:table-cell>
          <table:table-cell office:value-type="float" office:value="0.000254">
            <text:p>0.000254</text:p>
          </table:table-cell>
          <table:table-cell office:value-type="float" office:value="0.000295">
            <text:p>0.0002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83368">
            <text:p>0.983368</text:p>
          </table:table-cell>
          <table:table-cell office:value-type="float" office:value="0.250496">
            <text:p>0.2504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.391575">
            <text:p>0.391575</text:p>
          </table:table-cell>
          <table:table-cell office:value-type="float" office:value="0.291076">
            <text:p>0.291076</text:p>
          </table:table-cell>
          <table:table-cell office:value-type="float" office:value="1">
            <text:p>1</text:p>
          </table:table-cell>
          <table:table-cell office:value-type="float" office:value="0.000295">
            <text:p>0.000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45141">
            <text:p>0.645141</text:p>
          </table:table-cell>
          <table:table-cell office:value-type="float" office:value="0.485816">
            <text:p>0.485816</text:p>
          </table:table-cell>
          <table:table-cell office:value-type="float" office:value="1">
            <text:p>1</text:p>
          </table:table-cell>
          <table:table-cell office:value-type="float" office:value="0.000282">
            <text:p>0.000282</text:p>
          </table:table-cell>
          <table:table-cell office:value-type="float" office:value="88">
            <text:p>88</text:p>
          </table:table-cell>
          <table:table-cell office:value-type="float" office:value="0.284148">
            <text:p>0.284148</text:p>
          </table:table-cell>
          <table:table-cell office:value-type="float" office:value="0.182427">
            <text:p>0.182427</text:p>
          </table:table-cell>
          <table:table-cell office:value-type="float" office:value="1">
            <text:p>1</text:p>
          </table:table-cell>
          <table:table-cell office:value-type="float" office:value="0.00029">
            <text:p>0.0002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04777">
            <text:p>0.304777</text:p>
          </table:table-cell>
          <table:table-cell office:value-type="float" office:value="0.052965">
            <text:p>0.052965</text:p>
          </table:table-cell>
          <table:table-cell office:value-type="float" office:value="1">
            <text:p>1</text:p>
          </table:table-cell>
          <table:table-cell office:value-type="float" office:value="0.000017">
            <text:p>0.000017</text:p>
          </table:table-cell>
          <table:table-cell office:value-type="float" office:value="37">
            <text:p>37</text:p>
          </table:table-cell>
          <table:table-cell office:value-type="float" office:value="0.54449">
            <text:p>0.54449</text:p>
          </table:table-cell>
          <table:table-cell office:value-type="float" office:value="0.423701">
            <text:p>0.423701</text:p>
          </table:table-cell>
          <table:table-cell office:value-type="float" office:value="1">
            <text:p>1</text:p>
          </table:table-cell>
          <table:table-cell office:value-type="float" office:value="0.000173">
            <text:p>0.00017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572727">
            <text:p>0.572727</text:p>
          </table:table-cell>
          <table:table-cell office:value-type="float" office:value="0.370527">
            <text:p>0.370527</text:p>
          </table:table-cell>
          <table:table-cell office:value-type="float" office:value="1">
            <text:p>1</text:p>
          </table:table-cell>
          <table:table-cell office:value-type="float" office:value="0.000007">
            <text:p>0.000007</text:p>
          </table:table-cell>
          <table:table-cell office:value-type="float" office:value="1">
            <text:p>1</text:p>
          </table:table-cell>
          <table:table-cell office:value-type="float" office:value="0.847382">
            <text:p>0.847382</text:p>
          </table:table-cell>
          <table:table-cell office:value-type="float" office:value="0.281581">
            <text:p>0.281581</text:p>
          </table:table-cell>
          <table:table-cell office:value-type="float" office:value="-1">
            <text:p>-1</text:p>
          </table:table-cell>
          <table:table-cell office:value-type="float" office:value="0.00049">
            <text:p>0.0004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23521">
            <text:p>0.123521</text:p>
          </table:table-cell>
          <table:table-cell office:value-type="float" office:value="0.051663">
            <text:p>0.051663</text:p>
          </table:table-cell>
          <table:table-cell office:value-type="float" office:value="1">
            <text:p>1</text:p>
          </table:table-cell>
          <table:table-cell office:value-type="float" office:value="0.000254">
            <text:p>0.000254</text:p>
          </table:table-cell>
          <table:table-cell office:value-type="float" office:value="3">
            <text:p>3</text:p>
          </table:table-cell>
          <table:table-cell office:value-type="float" office:value="0.538526">
            <text:p>0.538526</text:p>
          </table:table-cell>
          <table:table-cell office:value-type="float" office:value="0.144259">
            <text:p>0.144259</text:p>
          </table:table-cell>
          <table:table-cell office:value-type="float" office:value="-1">
            <text:p>-1</text:p>
          </table:table-cell>
          <table:table-cell office:value-type="float" office:value="0.000435">
            <text:p>0.00043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905544">
            <text:p>0.905544</text:p>
          </table:table-cell>
          <table:table-cell office:value-type="float" office:value="0.247013">
            <text:p>0.2470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.272193">
            <text:p>0.272193</text:p>
          </table:table-cell>
          <table:table-cell office:value-type="float" office:value="0.587396">
            <text:p>0.587396</text:p>
          </table:table-cell>
          <table:table-cell office:value-type="float" office:value="-1">
            <text:p>-1</text:p>
          </table:table-cell>
          <table:table-cell office:value-type="float" office:value="0.000254">
            <text:p>0.00025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854276">
            <text:p>0.854276</text:p>
          </table:table-cell>
          <table:table-cell office:value-type="float" office:value="0.559648">
            <text:p>0.559648</text:p>
          </table:table-cell>
          <table:table-cell office:value-type="float" office:value="1">
            <text:p>1</text:p>
          </table:table-cell>
          <table:table-cell office:value-type="float" office:value="0.00005">
            <text:p>0.00005</text:p>
          </table:table-cell>
          <table:table-cell office:value-type="float" office:value="53">
            <text:p>53</text:p>
          </table:table-cell>
          <table:table-cell office:value-type="float" office:value="0.420638">
            <text:p>0.420638</text:p>
          </table:table-cell>
          <table:table-cell office:value-type="float" office:value="0.503567">
            <text:p>0.503567</text:p>
          </table:table-cell>
          <table:table-cell office:value-type="float" office:value="-1">
            <text:p>-1</text:p>
          </table:table-cell>
          <table:table-cell office:value-type="float" office:value="0.000227">
            <text:p>0.00022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5893">
            <text:p>0.45893</text:p>
          </table:table-cell>
          <table:table-cell office:value-type="float" office:value="0.227062">
            <text:p>0.227062</text:p>
          </table:table-cell>
          <table:table-cell office:value-type="float" office:value="1">
            <text:p>1</text:p>
          </table:table-cell>
          <table:table-cell office:value-type="float" office:value="0.000055">
            <text:p>0.000055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42325">
            <text:p>0.742325</text:p>
          </table:table-cell>
          <table:table-cell office:value-type="float" office:value="0.586444">
            <text:p>0.586444</text:p>
          </table:table-cell>
          <table:table-cell office:value-type="float" office:value="1">
            <text:p>1</text:p>
          </table:table-cell>
          <table:table-cell office:value-type="float" office:value="0.000133">
            <text:p>0.000133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43615">
            <text:p>0.43615</text:p>
          </table:table-cell>
          <table:table-cell office:value-type="float" office:value="0.136922">
            <text:p>0.136922</text:p>
          </table:table-cell>
          <table:table-cell office:value-type="float" office:value="1">
            <text:p>1</text:p>
          </table:table-cell>
          <table:table-cell office:value-type="float" office:value="0.000003">
            <text:p>0.000003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54217">
            <text:p>0.954217</text:p>
          </table:table-cell>
          <table:table-cell office:value-type="float" office:value="0.680325">
            <text:p>0.680325</text:p>
          </table:table-cell>
          <table:table-cell office:value-type="float" office:value="1">
            <text:p>1</text:p>
          </table:table-cell>
          <table:table-cell office:value-type="float" office:value="0.000102">
            <text:p>0.00010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16386">
            <text:p>0.916386</text:p>
          </table:table-cell>
          <table:table-cell office:value-type="float" office:value="0.381431">
            <text:p>0.381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953844">
            <text:p>0.953844</text:p>
          </table:table-cell>
          <table:table-cell office:value-type="float" office:value="0.439266">
            <text:p>0.4392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892366">
            <text:p>0.892366</text:p>
          </table:table-cell>
          <table:table-cell office:value-type="float" office:value="0.013666">
            <text:p>0.0136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49529">
            <text:p>0.249529</text:p>
          </table:table-cell>
          <table:table-cell office:value-type="float" office:value="0.070908">
            <text:p>0.070908</text:p>
          </table:table-cell>
          <table:table-cell office:value-type="float" office:value="1">
            <text:p>1</text:p>
          </table:table-cell>
          <table:table-cell office:value-type="float" office:value="0.000003">
            <text:p>0.000003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54449">
            <text:p>0.54449</text:p>
          </table:table-cell>
          <table:table-cell office:value-type="float" office:value="0.423701">
            <text:p>0.423701</text:p>
          </table:table-cell>
          <table:table-cell office:value-type="float" office:value="1">
            <text:p>1</text:p>
          </table:table-cell>
          <table:table-cell office:value-type="float" office:value="0.000173">
            <text:p>0.000173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32404">
            <text:p>0.432404</text:p>
          </table:table-cell>
          <table:table-cell office:value-type="float" office:value="0.090149">
            <text:p>0.090149</text:p>
          </table:table-cell>
          <table:table-cell office:value-type="float" office:value="1">
            <text:p>1</text:p>
          </table:table-cell>
          <table:table-cell office:value-type="float" office:value="0.000003">
            <text:p>0.000003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936407">
            <text:p>0.936407</text:p>
          </table:table-cell>
          <table:table-cell office:value-type="float" office:value="0.106094">
            <text:p>0.1060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802581">
            <text:p>0.802581</text:p>
          </table:table-cell>
          <table:table-cell office:value-type="float" office:value="0.599025">
            <text:p>0.599025</text:p>
          </table:table-cell>
          <table:table-cell office:value-type="float" office:value="1">
            <text:p>1</text:p>
          </table:table-cell>
          <table:table-cell office:value-type="float" office:value="0.000061">
            <text:p>0.00006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366818">
            <text:p>0.366818</text:p>
          </table:table-cell>
          <table:table-cell office:value-type="float" office:value="0.013517">
            <text:p>0.013517</text:p>
          </table:table-cell>
          <table:table-cell office:value-type="float" office:value="1">
            <text:p>1</text:p>
          </table:table-cell>
          <table:table-cell office:value-type="float" office:value="0.000017">
            <text:p>0.000017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708026">
            <text:p>0.708026</text:p>
          </table:table-cell>
          <table:table-cell office:value-type="float" office:value="0.300654">
            <text:p>0.300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243625">
            <text:p>0.243625</text:p>
          </table:table-cell>
          <table:table-cell office:value-type="float" office:value="0.106277">
            <text:p>0.106277</text:p>
          </table:table-cell>
          <table:table-cell office:value-type="float" office:value="1">
            <text:p>1</text:p>
          </table:table-cell>
          <table:table-cell office:value-type="float" office:value="0.000003">
            <text:p>0.00000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60778">
            <text:p>0.960778</text:p>
          </table:table-cell>
          <table:table-cell office:value-type="float" office:value="0.59799">
            <text:p>0.597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726241">
            <text:p>0.726241</text:p>
          </table:table-cell>
          <table:table-cell office:value-type="float" office:value="0.057674">
            <text:p>0.0576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651344">
            <text:p>0.651344</text:p>
          </table:table-cell>
          <table:table-cell office:value-type="float" office:value="0.290269">
            <text:p>0.2902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933469">
            <text:p>0.933469</text:p>
          </table:table-cell>
          <table:table-cell office:value-type="float" office:value="0.490516">
            <text:p>0.4905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696778">
            <text:p>0.696778</text:p>
          </table:table-cell>
          <table:table-cell office:value-type="float" office:value="0.300018">
            <text:p>0.3000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927038">
            <text:p>0.927038</text:p>
          </table:table-cell>
          <table:table-cell office:value-type="float" office:value="0.295737">
            <text:p>0.2957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896153">
            <text:p>0.896153</text:p>
          </table:table-cell>
          <table:table-cell office:value-type="float" office:value="0.832046">
            <text:p>0.832046</text:p>
          </table:table-cell>
          <table:table-cell office:value-type="float" office:value="1">
            <text:p>1</text:p>
          </table:table-cell>
          <table:table-cell office:value-type="float" office:value="0.000149">
            <text:p>0.000149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815532">
            <text:p>0.815532</text:p>
          </table:table-cell>
          <table:table-cell office:value-type="float" office:value="0.164151">
            <text:p>0.1641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901988">
            <text:p>0.901988</text:p>
          </table:table-cell>
          <table:table-cell office:value-type="float" office:value="0.831265">
            <text:p>0.831265</text:p>
          </table:table-cell>
          <table:table-cell office:value-type="float" office:value="1">
            <text:p>1</text:p>
          </table:table-cell>
          <table:table-cell office:value-type="float" office:value="0.000149">
            <text:p>0.000149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692314">
            <text:p>0.692314</text:p>
          </table:table-cell>
          <table:table-cell office:value-type="float" office:value="0.064043">
            <text:p>0.064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836977">
            <text:p>0.836977</text:p>
          </table:table-cell>
          <table:table-cell office:value-type="float" office:value="0.614453">
            <text:p>0.614453</text:p>
          </table:table-cell>
          <table:table-cell office:value-type="float" office:value="1">
            <text:p>1</text:p>
          </table:table-cell>
          <table:table-cell office:value-type="float" office:value="0.000002">
            <text:p>0.000002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464724">
            <text:p>0.464724</text:p>
          </table:table-cell>
          <table:table-cell office:value-type="float" office:value="0.159682">
            <text:p>0.159682</text:p>
          </table:table-cell>
          <table:table-cell office:value-type="float" office:value="1">
            <text:p>1</text:p>
          </table:table-cell>
          <table:table-cell office:value-type="float" office:value="0.000055">
            <text:p>0.000055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940021">
            <text:p>0.940021</text:p>
          </table:table-cell>
          <table:table-cell office:value-type="float" office:value="0.493738">
            <text:p>0.4937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391575">
            <text:p>0.391575</text:p>
          </table:table-cell>
          <table:table-cell office:value-type="float" office:value="0.291076">
            <text:p>0.291076</text:p>
          </table:table-cell>
          <table:table-cell office:value-type="float" office:value="1">
            <text:p>1</text:p>
          </table:table-cell>
          <table:table-cell office:value-type="float" office:value="0.000295">
            <text:p>0.000295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835664">
            <text:p>0.835664</text:p>
          </table:table-cell>
          <table:table-cell office:value-type="float" office:value="0.584283">
            <text:p>0.584283</text:p>
          </table:table-cell>
          <table:table-cell office:value-type="float" office:value="1">
            <text:p>1</text:p>
          </table:table-cell>
          <table:table-cell office:value-type="float" office:value="0.000133">
            <text:p>0.000133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96033">
            <text:p>0.296033</text:p>
          </table:table-cell>
          <table:table-cell office:value-type="float" office:value="0.088516">
            <text:p>0.088516</text:p>
          </table:table-cell>
          <table:table-cell office:value-type="float" office:value="1">
            <text:p>1</text:p>
          </table:table-cell>
          <table:table-cell office:value-type="float" office:value="0.000017">
            <text:p>0.000017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84148">
            <text:p>0.284148</text:p>
          </table:table-cell>
          <table:table-cell office:value-type="float" office:value="0.182427">
            <text:p>0.182427</text:p>
          </table:table-cell>
          <table:table-cell office:value-type="float" office:value="1">
            <text:p>1</text:p>
          </table:table-cell>
          <table:table-cell office:value-type="float" office:value="0.00029">
            <text:p>0.00029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676521">
            <text:p>0.676521</text:p>
          </table:table-cell>
          <table:table-cell office:value-type="float" office:value="0.316903">
            <text:p>0.3169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421563">
            <text:p>0.421563</text:p>
          </table:table-cell>
          <table:table-cell office:value-type="float" office:value="0.302683">
            <text:p>0.302683</text:p>
          </table:table-cell>
          <table:table-cell office:value-type="float" office:value="1">
            <text:p>1</text:p>
          </table:table-cell>
          <table:table-cell office:value-type="float" office:value="0.000145">
            <text:p>0.000145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435715">
            <text:p>0.435715</text:p>
          </table:table-cell>
          <table:table-cell office:value-type="float" office:value="0.190071">
            <text:p>0.190071</text:p>
          </table:table-cell>
          <table:table-cell office:value-type="float" office:value="1">
            <text:p>1</text:p>
          </table:table-cell>
          <table:table-cell office:value-type="float" office:value="0.000055">
            <text:p>0.000055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730492">
            <text:p>0.730492</text:p>
          </table:table-cell>
          <table:table-cell office:value-type="float" office:value="0.065559">
            <text:p>0.0655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92527">
            <text:p>0.92527</text:p>
          </table:table-cell>
          <table:table-cell office:value-type="float" office:value="0.524315">
            <text:p>0.5243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984815">
            <text:p>0.984815</text:p>
          </table:table-cell>
          <table:table-cell office:value-type="float" office:value="0.383621">
            <text:p>0.3836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57222">
            <text:p>0.757222</text:p>
          </table:table-cell>
          <table:table-cell office:value-type="float" office:value="0.633831">
            <text:p>0.633831</text:p>
          </table:table-cell>
          <table:table-cell office:value-type="float" office:value="-1">
            <text:p>-1</text:p>
          </table:table-cell>
          <table:table-cell office:value-type="float" office:value="0.000116">
            <text:p>0.00011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47382">
            <text:p>0.847382</text:p>
          </table:table-cell>
          <table:table-cell office:value-type="float" office:value="0.281581">
            <text:p>0.281581</text:p>
          </table:table-cell>
          <table:table-cell office:value-type="float" office:value="-1">
            <text:p>-1</text:p>
          </table:table-cell>
          <table:table-cell office:value-type="float" office:value="0.00049">
            <text:p>0.0004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38526">
            <text:p>0.538526</text:p>
          </table:table-cell>
          <table:table-cell office:value-type="float" office:value="0.144259">
            <text:p>0.144259</text:p>
          </table:table-cell>
          <table:table-cell office:value-type="float" office:value="-1">
            <text:p>-1</text:p>
          </table:table-cell>
          <table:table-cell office:value-type="float" office:value="0.000435">
            <text:p>0.00043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74435">
            <text:p>0.474435</text:p>
          </table:table-cell>
          <table:table-cell office:value-type="float" office:value="0.414558">
            <text:p>0.414558</text:p>
          </table:table-cell>
          <table:table-cell office:value-type="float" office:value="-1">
            <text:p>-1</text:p>
          </table:table-cell>
          <table:table-cell office:value-type="float" office:value="0.000003">
            <text:p>0.000003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72211">
            <text:p>0.172211</text:p>
          </table:table-cell>
          <table:table-cell office:value-type="float" office:value="0.254331">
            <text:p>0.254331</text:p>
          </table:table-cell>
          <table:table-cell office:value-type="float" office:value="-1">
            <text:p>-1</text:p>
          </table:table-cell>
          <table:table-cell office:value-type="float" office:value="0.000001">
            <text:p>0.0000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16866">
            <text:p>0.116866</text:p>
          </table:table-cell>
          <table:table-cell office:value-type="float" office:value="0.378804">
            <text:p>0.37880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5097">
            <text:p>0.55097</text:p>
          </table:table-cell>
          <table:table-cell office:value-type="float" office:value="0.760426">
            <text:p>0.760426</text:p>
          </table:table-cell>
          <table:table-cell office:value-type="float" office:value="-1">
            <text:p>-1</text:p>
          </table:table-cell>
          <table:table-cell office:value-type="float" office:value="0.000033">
            <text:p>0.00003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12109">
            <text:p>0.312109</text:p>
          </table:table-cell>
          <table:table-cell office:value-type="float" office:value="0.442938">
            <text:p>0.442938</text:p>
          </table:table-cell>
          <table:table-cell office:value-type="float" office:value="-1">
            <text:p>-1</text:p>
          </table:table-cell>
          <table:table-cell office:value-type="float" office:value="0.000159">
            <text:p>0.00015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71491">
            <text:p>0.171491</text:p>
          </table:table-cell>
          <table:table-cell office:value-type="float" office:value="0.50076">
            <text:p>0.50076</text:p>
          </table:table-cell>
          <table:table-cell office:value-type="float" office:value="-1">
            <text:p>-1</text:p>
          </table:table-cell>
          <table:table-cell office:value-type="float" office:value="0.000006">
            <text:p>0.00000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44567">
            <text:p>0.644567</text:p>
          </table:table-cell>
          <table:table-cell office:value-type="float" office:value="0.834055">
            <text:p>0.834055</text:p>
          </table:table-cell>
          <table:table-cell office:value-type="float" office:value="-1">
            <text:p>-1</text:p>
          </table:table-cell>
          <table:table-cell office:value-type="float" office:value="0.000005">
            <text:p>0.00000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52904">
            <text:p>0.052904</text:p>
          </table:table-cell>
          <table:table-cell office:value-type="float" office:value="0.338461">
            <text:p>0.338461</text:p>
          </table:table-cell>
          <table:table-cell office:value-type="float" office:value="-1">
            <text:p>-1</text:p>
          </table:table-cell>
          <table:table-cell office:value-type="float" office:value="0.000004">
            <text:p>0.0000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32354">
            <text:p>0.032354</text:p>
          </table:table-cell>
          <table:table-cell office:value-type="float" office:value="0.830701">
            <text:p>0.83070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72193">
            <text:p>0.272193</text:p>
          </table:table-cell>
          <table:table-cell office:value-type="float" office:value="0.587396">
            <text:p>0.587396</text:p>
          </table:table-cell>
          <table:table-cell office:value-type="float" office:value="-1">
            <text:p>-1</text:p>
          </table:table-cell>
          <table:table-cell office:value-type="float" office:value="0.000254">
            <text:p>0.000254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75914">
            <text:p>0.375914</text:p>
          </table:table-cell>
          <table:table-cell office:value-type="float" office:value="0.505747">
            <text:p>0.505747</text:p>
          </table:table-cell>
          <table:table-cell office:value-type="float" office:value="-1">
            <text:p>-1</text:p>
          </table:table-cell>
          <table:table-cell office:value-type="float" office:value="0.000088">
            <text:p>0.000088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60755">
            <text:p>0.160755</text:p>
          </table:table-cell>
          <table:table-cell office:value-type="float" office:value="0.238718">
            <text:p>0.238718</text:p>
          </table:table-cell>
          <table:table-cell office:value-type="float" office:value="-1">
            <text:p>-1</text:p>
          </table:table-cell>
          <table:table-cell office:value-type="float" office:value="0.000003">
            <text:p>0.000003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95407">
            <text:p>0.395407</text:p>
          </table:table-cell>
          <table:table-cell office:value-type="float" office:value="0.791184">
            <text:p>0.79118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28701">
            <text:p>0.328701</text:p>
          </table:table-cell>
          <table:table-cell office:value-type="float" office:value="0.721918">
            <text:p>0.7219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75732">
            <text:p>0.275732</text:p>
          </table:table-cell>
          <table:table-cell office:value-type="float" office:value="0.43115">
            <text:p>0.43115</text:p>
          </table:table-cell>
          <table:table-cell office:value-type="float" office:value="-1">
            <text:p>-1</text:p>
          </table:table-cell>
          <table:table-cell office:value-type="float" office:value="0.00009">
            <text:p>0.00009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24333">
            <text:p>0.124333</text:p>
          </table:table-cell>
          <table:table-cell office:value-type="float" office:value="0.611515">
            <text:p>0.611515</text:p>
          </table:table-cell>
          <table:table-cell office:value-type="float" office:value="-1">
            <text:p>-1</text:p>
          </table:table-cell>
          <table:table-cell office:value-type="float" office:value="0.000066">
            <text:p>0.000066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86019">
            <text:p>0.86019</text:p>
          </table:table-cell>
          <table:table-cell office:value-type="float" office:value="0.93029">
            <text:p>0.93029</text:p>
          </table:table-cell>
          <table:table-cell office:value-type="float" office:value="-1">
            <text:p>-1</text:p>
          </table:table-cell>
          <table:table-cell office:value-type="float" office:value="0.00003">
            <text:p>0.0000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04973">
            <text:p>0.204973</text:p>
          </table:table-cell>
          <table:table-cell office:value-type="float" office:value="0.406648">
            <text:p>0.406648</text:p>
          </table:table-cell>
          <table:table-cell office:value-type="float" office:value="-1">
            <text:p>-1</text:p>
          </table:table-cell>
          <table:table-cell office:value-type="float" office:value="0.000056">
            <text:p>0.000056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74802">
            <text:p>0.074802</text:p>
          </table:table-cell>
          <table:table-cell office:value-type="float" office:value="0.568699">
            <text:p>0.56869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572728">
            <text:p>0.572728</text:p>
          </table:table-cell>
          <table:table-cell office:value-type="float" office:value="0.90924">
            <text:p>0.90924</text:p>
          </table:table-cell>
          <table:table-cell office:value-type="float" office:value="-1">
            <text:p>-1</text:p>
          </table:table-cell>
          <table:table-cell office:value-type="float" office:value="0.000005">
            <text:p>0.000005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58618">
            <text:p>0.358618</text:p>
          </table:table-cell>
          <table:table-cell office:value-type="float" office:value="0.651613">
            <text:p>0.65161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631685">
            <text:p>0.631685</text:p>
          </table:table-cell>
          <table:table-cell office:value-type="float" office:value="0.910141">
            <text:p>0.910141</text:p>
          </table:table-cell>
          <table:table-cell office:value-type="float" office:value="-1">
            <text:p>-1</text:p>
          </table:table-cell>
          <table:table-cell office:value-type="float" office:value="0.000005">
            <text:p>0.000005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58561">
            <text:p>0.158561</text:p>
          </table:table-cell>
          <table:table-cell office:value-type="float" office:value="0.690295">
            <text:p>0.69029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20638">
            <text:p>0.420638</text:p>
          </table:table-cell>
          <table:table-cell office:value-type="float" office:value="0.503567">
            <text:p>0.503567</text:p>
          </table:table-cell>
          <table:table-cell office:value-type="float" office:value="-1">
            <text:p>-1</text:p>
          </table:table-cell>
          <table:table-cell office:value-type="float" office:value="0.000227">
            <text:p>0.000227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502864">
            <text:p>0.502864</text:p>
          </table:table-cell>
          <table:table-cell office:value-type="float" office:value="0.721677">
            <text:p>0.72167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595151">
            <text:p>0.595151</text:p>
          </table:table-cell>
          <table:table-cell office:value-type="float" office:value="0.82293">
            <text:p>0.82293</text:p>
          </table:table-cell>
          <table:table-cell office:value-type="float" office:value="-1">
            <text:p>-1</text:p>
          </table:table-cell>
          <table:table-cell office:value-type="float" office:value="0.000033">
            <text:p>0.00003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45192">
            <text:p>0.145192</text:p>
          </table:table-cell>
          <table:table-cell office:value-type="float" office:value="0.377728">
            <text:p>0.377728</text:p>
          </table:table-cell>
          <table:table-cell office:value-type="float" office:value="-1">
            <text:p>-1</text:p>
          </table:table-cell>
          <table:table-cell office:value-type="float" office:value="0.000056">
            <text:p>0.000056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85435">
            <text:p>0.385435</text:p>
          </table:table-cell>
          <table:table-cell office:value-type="float" office:value="0.68299">
            <text:p>0.6829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296852">
            <text:p>0.296852</text:p>
          </table:table-cell>
          <table:table-cell office:value-type="float" office:value="0.868018">
            <text:p>0.8680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659204">
            <text:p>0.659204</text:p>
          </table:table-cell>
          <table:table-cell office:value-type="float" office:value="0.77369">
            <text:p>0.77369</text:p>
          </table:table-cell>
          <table:table-cell office:value-type="float" office:value="-1">
            <text:p>-1</text:p>
          </table:table-cell>
          <table:table-cell office:value-type="float" office:value="0.00008">
            <text:p>0.00008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466137">
            <text:p>0.466137</text:p>
          </table:table-cell>
          <table:table-cell office:value-type="float" office:value="0.877674">
            <text:p>0.87767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310117">
            <text:p>0.310117</text:p>
          </table:table-cell>
          <table:table-cell office:value-type="float" office:value="0.857713">
            <text:p>0.85771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522385">
            <text:p>0.522385</text:p>
          </table:table-cell>
          <table:table-cell office:value-type="float" office:value="0.961609">
            <text:p>0.96160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369345">
            <text:p>0.369345</text:p>
          </table:table-cell>
          <table:table-cell office:value-type="float" office:value="0.781697">
            <text:p>0.78169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04584">
            <text:p>0.104584</text:p>
          </table:table-cell>
          <table:table-cell office:value-type="float" office:value="0.357892">
            <text:p>0.357892</text:p>
          </table:table-cell>
          <table:table-cell office:value-type="float" office:value="-1">
            <text:p>-1</text:p>
          </table:table-cell>
          <table:table-cell office:value-type="float" office:value="0.000004">
            <text:p>0.000004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65266">
            <text:p>0.265266</text:p>
          </table:table-cell>
          <table:table-cell office:value-type="float" office:value="0.65833">
            <text:p>0.658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729254">
            <text:p>0.729254</text:p>
          </table:table-cell>
          <table:table-cell office:value-type="float" office:value="0.885763">
            <text:p>0.885763</text:p>
          </table:table-cell>
          <table:table-cell office:value-type="float" office:value="-1">
            <text:p>-1</text:p>
          </table:table-cell>
          <table:table-cell office:value-type="float" office:value="0.000011">
            <text:p>0.000011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05254">
            <text:p>0.205254</text:p>
          </table:table-cell>
          <table:table-cell office:value-type="float" office:value="0.404956">
            <text:p>0.404956</text:p>
          </table:table-cell>
          <table:table-cell office:value-type="float" office:value="-1">
            <text:p>-1</text:p>
          </table:table-cell>
          <table:table-cell office:value-type="float" office:value="0.000056">
            <text:p>0.000056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32359">
            <text:p>0.032359</text:p>
          </table:table-cell>
          <table:table-cell office:value-type="float" office:value="0.778401">
            <text:p>0.77840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48985">
            <text:p>0.248985</text:p>
          </table:table-cell>
          <table:table-cell office:value-type="float" office:value="0.646083">
            <text:p>0.64608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541258">
            <text:p>0.541258</text:p>
          </table:table-cell>
          <table:table-cell office:value-type="float" office:value="0.728218">
            <text:p>0.7282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25497">
            <text:p>0.025497</text:p>
          </table:table-cell>
          <table:table-cell office:value-type="float" office:value="0.300503">
            <text:p>0.300503</text:p>
          </table:table-cell>
          <table:table-cell office:value-type="float" office:value="-1">
            <text:p>-1</text:p>
          </table:table-cell>
          <table:table-cell office:value-type="float" office:value="0.000024">
            <text:p>0.000024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475398">
            <text:p>0.475398</text:p>
          </table:table-cell>
          <table:table-cell office:value-type="float" office:value="0.920203">
            <text:p>0.92020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43591">
            <text:p>0.043591</text:p>
          </table:table-cell>
          <table:table-cell office:value-type="float" office:value="0.646312">
            <text:p>0.64631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627696">
            <text:p>0.627696</text:p>
          </table:table-cell>
          <table:table-cell office:value-type="float" office:value="0.788116">
            <text:p>0.788116</text:p>
          </table:table-cell>
          <table:table-cell office:value-type="float" office:value="-1">
            <text:p>-1</text:p>
          </table:table-cell>
          <table:table-cell office:value-type="float" office:value="0.000033">
            <text:p>0.00003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312939">
            <text:p>0.312939</text:p>
          </table:table-cell>
          <table:table-cell office:value-type="float" office:value="0.871275">
            <text:p>0.87127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12354">
            <text:p>0.012354</text:p>
          </table:table-cell>
          <table:table-cell office:value-type="float" office:value="0.178643">
            <text:p>0.178643</text:p>
          </table:table-cell>
          <table:table-cell office:value-type="float" office:value="-1">
            <text:p>-1</text:p>
          </table:table-cell>
          <table:table-cell office:value-type="float" office:value="0.000063">
            <text:p>0.000063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682164">
            <text:p>0.682164</text:p>
          </table:table-cell>
          <table:table-cell office:value-type="float" office:value="0.777194">
            <text:p>0.777194</text:p>
          </table:table-cell>
          <table:table-cell office:value-type="float" office:value="-1">
            <text:p>-1</text:p>
          </table:table-cell>
          <table:table-cell office:value-type="float" office:value="0.00008">
            <text:p>0.00008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3183">
            <text:p>0.03183</text:p>
          </table:table-cell>
          <table:table-cell office:value-type="float" office:value="0.289761">
            <text:p>0.28976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黑體-繁" svg:font-family="黑體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LiSong Pro'" style:font-family-generic-asian="system" style:font-pitch-asian="variabl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黑體-繁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5T21:00:01</dc:date>
    <meta:generator>LibreOffice/4.0.5.2$MacOSX_x86 LibreOffice_project/5464147a081647a250913f19c0715bca595af2f</meta:generator>
    <meta:editing-duration>P0D</meta:editing-duration>
    <meta:editing-cycles>1</meta:editing-cycles>
    <meta:document-statistic meta:table-count="1" meta:cell-count="5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5cm" chart:symbol-height="0.5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45cm" chart:symbol-height="0.4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97cm" svg:height="9.006cm" xlink:href=".." xlink:type="simple" chart:class="chart:scatter" chart:style-name="ch1">
        <chart:legend chart:legend-position="end" svg:x="11.88cm" svg:y="3.457cm" style:legend-expansion="high" chart:style-name="ch2"/>
        <chart:plot-area chart:style-name="ch3" table:cell-range-address="工作表1.B1:工作表1.C48 工作表1.H1:工作表1.H10 工作表1.C49:工作表1.C100" svg:x="0.717cm" svg:y="0.855cm" svg:width="10.629cm" svg:height="7.551cm">
          <chartooo:coordinate-region svg:x="1.464cm" svg:y="1.055cm" svg:width="9.632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1.C1:工作表1.C48" chart:class="chart:scatter">
            <chart:domain table:cell-range-address="工作表1.B1:工作表1.B48"/>
            <chart:data-point chart:repeated="48"/>
          </chart:series>
          <chart:series chart:style-name="ch7" chart:values-cell-range-address="工作表1.H1:工作表1.H6" chart:class="chart:scatter">
            <chart:domain table:cell-range-address="工作表1.G1:工作表1.G6"/>
            <chart:data-point chart:repeated="6"/>
          </chart:series>
          <chart:series chart:style-name="ch8" chart:values-cell-range-address="工作表1.H7:工作表1.H10" chart:class="chart:scatter">
            <chart:domain table:cell-range-address="工作表1.G7:工作表1.G10"/>
            <chart:data-point chart:repeated="4"/>
          </chart:series>
          <chart:series chart:style-name="ch9" chart:values-cell-range-address="工作表1.C49:工作表1.C100" chart:class="chart:scatter">
            <chart:domain table:cell-range-address="工作表1.B49:工作表1.B100"/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  <table:table-cell office:value-type="string">
                <text:p>欄 G</text:p>
              </table:table-cell>
              <table:table-cell office:value-type="string">
                <text:p>欄 H</text:p>
              </table:table-cell>
              <table:table-cell office:value-type="string">
                <text:p>欄 G</text:p>
              </table:table-cell>
              <table:table-cell office:value-type="string">
                <text:p>欄 H</text:p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931">
                <text:p>0.24931</text:p>
                <draw:g>
                  <svg:desc>工作表1.B1:工作表1.B48</svg:desc>
                </draw:g>
              </table:table-cell>
              <table:table-cell office:value-type="float" office:value="0.618635">
                <text:p>0.618635</text:p>
                <draw:g>
                  <svg:desc>工作表1.C1:工作表1.C48</svg:desc>
                </draw:g>
              </table:table-cell>
              <table:table-cell office:value-type="float" office:value="0.24931">
                <text:p>0.24931</text:p>
                <draw:g>
                  <svg:desc>工作表1.G1:工作表1.G6</svg:desc>
                </draw:g>
              </table:table-cell>
              <table:table-cell office:value-type="float" office:value="0.618635">
                <text:p>0.618635</text:p>
                <draw:g>
                  <svg:desc>工作表1.H1:工作表1.H6</svg:desc>
                </draw:g>
              </table:table-cell>
              <table:table-cell office:value-type="float" office:value="0.847382">
                <text:p>0.847382</text:p>
                <draw:g>
                  <svg:desc>工作表1.G7:工作表1.G10</svg:desc>
                </draw:g>
              </table:table-cell>
              <table:table-cell office:value-type="float" office:value="0.281581">
                <text:p>0.281581</text:p>
                <draw:g>
                  <svg:desc>工作表1.H7:工作表1.H10</svg:desc>
                </draw:g>
              </table:table-cell>
              <table:table-cell office:value-type="float" office:value="0.757222">
                <text:p>0.757222</text:p>
                <draw:g>
                  <svg:desc>工作表1.B49:工作表1.B100</svg:desc>
                </draw:g>
              </table:table-cell>
              <table:table-cell office:value-type="float" office:value="0.633831">
                <text:p>0.633831</text:p>
                <draw:g>
                  <svg:desc>工作表1.C49:工作表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4151">
                <text:p>0.374151</text:p>
              </table:table-cell>
              <table:table-cell office:value-type="float" office:value="0.012048">
                <text:p>0.012048</text:p>
              </table:table-cell>
              <table:table-cell office:value-type="float" office:value="0.645141">
                <text:p>0.645141</text:p>
              </table:table-cell>
              <table:table-cell office:value-type="float" office:value="0.485816">
                <text:p>0.485816</text:p>
              </table:table-cell>
              <table:table-cell office:value-type="float" office:value="0.538526">
                <text:p>0.538526</text:p>
              </table:table-cell>
              <table:table-cell office:value-type="float" office:value="0.144259">
                <text:p>0.144259</text:p>
              </table:table-cell>
              <table:table-cell office:value-type="float" office:value="0.847382">
                <text:p>0.847382</text:p>
              </table:table-cell>
              <table:table-cell office:value-type="float" office:value="0.281581">
                <text:p>0.281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7185">
                <text:p>0.847185</text:p>
              </table:table-cell>
              <table:table-cell office:value-type="float" office:value="0.217572">
                <text:p>0.217572</text:p>
              </table:table-cell>
              <table:table-cell office:value-type="float" office:value="0.123521">
                <text:p>0.123521</text:p>
              </table:table-cell>
              <table:table-cell office:value-type="float" office:value="0.051663">
                <text:p>0.051663</text:p>
              </table:table-cell>
              <table:table-cell office:value-type="float" office:value="0.272193">
                <text:p>0.272193</text:p>
              </table:table-cell>
              <table:table-cell office:value-type="float" office:value="0.587396">
                <text:p>0.587396</text:p>
              </table:table-cell>
              <table:table-cell office:value-type="float" office:value="0.538526">
                <text:p>0.538526</text:p>
              </table:table-cell>
              <table:table-cell office:value-type="float" office:value="0.144259">
                <text:p>0.144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3368">
                <text:p>0.983368</text:p>
              </table:table-cell>
              <table:table-cell office:value-type="float" office:value="0.250496">
                <text:p>0.250496</text:p>
              </table:table-cell>
              <table:table-cell office:value-type="float" office:value="0.391575">
                <text:p>0.391575</text:p>
              </table:table-cell>
              <table:table-cell office:value-type="float" office:value="0.291076">
                <text:p>0.291076</text:p>
              </table:table-cell>
              <table:table-cell office:value-type="float" office:value="0.420638">
                <text:p>0.420638</text:p>
              </table:table-cell>
              <table:table-cell office:value-type="float" office:value="0.503567">
                <text:p>0.503567</text:p>
              </table:table-cell>
              <table:table-cell office:value-type="float" office:value="0.474435">
                <text:p>0.474435</text:p>
              </table:table-cell>
              <table:table-cell office:value-type="float" office:value="0.414558">
                <text:p>0.414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5141">
                <text:p>0.645141</text:p>
              </table:table-cell>
              <table:table-cell office:value-type="float" office:value="0.485816">
                <text:p>0.485816</text:p>
              </table:table-cell>
              <table:table-cell office:value-type="float" office:value="0.284148">
                <text:p>0.284148</text:p>
              </table:table-cell>
              <table:table-cell office:value-type="float" office:value="0.182427">
                <text:p>0.18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211">
                <text:p>0.172211</text:p>
              </table:table-cell>
              <table:table-cell office:value-type="float" office:value="0.254331">
                <text:p>0.254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4777">
                <text:p>0.304777</text:p>
              </table:table-cell>
              <table:table-cell office:value-type="float" office:value="0.052965">
                <text:p>0.052965</text:p>
              </table:table-cell>
              <table:table-cell office:value-type="float" office:value="0.54449">
                <text:p>0.54449</text:p>
              </table:table-cell>
              <table:table-cell office:value-type="float" office:value="0.423701">
                <text:p>0.42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866">
                <text:p>0.116866</text:p>
              </table:table-cell>
              <table:table-cell office:value-type="float" office:value="0.378804">
                <text:p>0.378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2727">
                <text:p>0.572727</text:p>
              </table:table-cell>
              <table:table-cell office:value-type="float" office:value="0.370527">
                <text:p>0.370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097">
                <text:p>0.55097</text:p>
              </table:table-cell>
              <table:table-cell office:value-type="float" office:value="0.760426">
                <text:p>0.760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3521">
                <text:p>0.123521</text:p>
              </table:table-cell>
              <table:table-cell office:value-type="float" office:value="0.051663">
                <text:p>0.05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109">
                <text:p>0.312109</text:p>
              </table:table-cell>
              <table:table-cell office:value-type="float" office:value="0.442938">
                <text:p>0.442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5544">
                <text:p>0.905544</text:p>
              </table:table-cell>
              <table:table-cell office:value-type="float" office:value="0.247013">
                <text:p>0.24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1491">
                <text:p>0.171491</text:p>
              </table:table-cell>
              <table:table-cell office:value-type="float" office:value="0.50076">
                <text:p>0.500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4276">
                <text:p>0.854276</text:p>
              </table:table-cell>
              <table:table-cell office:value-type="float" office:value="0.559648">
                <text:p>0.55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4567">
                <text:p>0.644567</text:p>
              </table:table-cell>
              <table:table-cell office:value-type="float" office:value="0.834055">
                <text:p>0.834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893">
                <text:p>0.45893</text:p>
              </table:table-cell>
              <table:table-cell office:value-type="float" office:value="0.227062">
                <text:p>0.22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904">
                <text:p>0.052904</text:p>
              </table:table-cell>
              <table:table-cell office:value-type="float" office:value="0.338461">
                <text:p>0.338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2325">
                <text:p>0.742325</text:p>
              </table:table-cell>
              <table:table-cell office:value-type="float" office:value="0.586444">
                <text:p>0.58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54">
                <text:p>0.032354</text:p>
              </table:table-cell>
              <table:table-cell office:value-type="float" office:value="0.830701">
                <text:p>0.830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615">
                <text:p>0.43615</text:p>
              </table:table-cell>
              <table:table-cell office:value-type="float" office:value="0.136922">
                <text:p>0.13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193">
                <text:p>0.272193</text:p>
              </table:table-cell>
              <table:table-cell office:value-type="float" office:value="0.587396">
                <text:p>0.587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4217">
                <text:p>0.954217</text:p>
              </table:table-cell>
              <table:table-cell office:value-type="float" office:value="0.680325">
                <text:p>0.68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914">
                <text:p>0.375914</text:p>
              </table:table-cell>
              <table:table-cell office:value-type="float" office:value="0.505747">
                <text:p>0.505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6386">
                <text:p>0.916386</text:p>
              </table:table-cell>
              <table:table-cell office:value-type="float" office:value="0.381431">
                <text:p>0.38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755">
                <text:p>0.160755</text:p>
              </table:table-cell>
              <table:table-cell office:value-type="float" office:value="0.238718">
                <text:p>0.238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3844">
                <text:p>0.953844</text:p>
              </table:table-cell>
              <table:table-cell office:value-type="float" office:value="0.439266">
                <text:p>0.439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407">
                <text:p>0.395407</text:p>
              </table:table-cell>
              <table:table-cell office:value-type="float" office:value="0.791184">
                <text:p>0.791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2366">
                <text:p>0.892366</text:p>
              </table:table-cell>
              <table:table-cell office:value-type="float" office:value="0.013666">
                <text:p>0.013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701">
                <text:p>0.328701</text:p>
              </table:table-cell>
              <table:table-cell office:value-type="float" office:value="0.721918">
                <text:p>0.7219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9529">
                <text:p>0.249529</text:p>
              </table:table-cell>
              <table:table-cell office:value-type="float" office:value="0.070908">
                <text:p>0.07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732">
                <text:p>0.275732</text:p>
              </table:table-cell>
              <table:table-cell office:value-type="float" office:value="0.43115">
                <text:p>0.43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449">
                <text:p>0.54449</text:p>
              </table:table-cell>
              <table:table-cell office:value-type="float" office:value="0.423701">
                <text:p>0.42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333">
                <text:p>0.124333</text:p>
              </table:table-cell>
              <table:table-cell office:value-type="float" office:value="0.611515">
                <text:p>0.611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2404">
                <text:p>0.432404</text:p>
              </table:table-cell>
              <table:table-cell office:value-type="float" office:value="0.090149">
                <text:p>0.09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19">
                <text:p>0.86019</text:p>
              </table:table-cell>
              <table:table-cell office:value-type="float" office:value="0.93029">
                <text:p>0.93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6407">
                <text:p>0.936407</text:p>
              </table:table-cell>
              <table:table-cell office:value-type="float" office:value="0.106094">
                <text:p>0.10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4973">
                <text:p>0.204973</text:p>
              </table:table-cell>
              <table:table-cell office:value-type="float" office:value="0.406648">
                <text:p>0.406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2581">
                <text:p>0.802581</text:p>
              </table:table-cell>
              <table:table-cell office:value-type="float" office:value="0.599025">
                <text:p>0.59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02">
                <text:p>0.074802</text:p>
              </table:table-cell>
              <table:table-cell office:value-type="float" office:value="0.568699">
                <text:p>0.568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6818">
                <text:p>0.366818</text:p>
              </table:table-cell>
              <table:table-cell office:value-type="float" office:value="0.013517">
                <text:p>0.013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728">
                <text:p>0.572728</text:p>
              </table:table-cell>
              <table:table-cell office:value-type="float" office:value="0.90924">
                <text:p>0.90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8026">
                <text:p>0.708026</text:p>
              </table:table-cell>
              <table:table-cell office:value-type="float" office:value="0.300654">
                <text:p>0.30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618">
                <text:p>0.358618</text:p>
              </table:table-cell>
              <table:table-cell office:value-type="float" office:value="0.651613">
                <text:p>0.6516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3625">
                <text:p>0.243625</text:p>
              </table:table-cell>
              <table:table-cell office:value-type="float" office:value="0.106277">
                <text:p>0.10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685">
                <text:p>0.631685</text:p>
              </table:table-cell>
              <table:table-cell office:value-type="float" office:value="0.910141">
                <text:p>0.910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0778">
                <text:p>0.960778</text:p>
              </table:table-cell>
              <table:table-cell office:value-type="float" office:value="0.59799">
                <text:p>0.59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561">
                <text:p>0.158561</text:p>
              </table:table-cell>
              <table:table-cell office:value-type="float" office:value="0.690295">
                <text:p>0.690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6241">
                <text:p>0.726241</text:p>
              </table:table-cell>
              <table:table-cell office:value-type="float" office:value="0.057674">
                <text:p>0.05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638">
                <text:p>0.420638</text:p>
              </table:table-cell>
              <table:table-cell office:value-type="float" office:value="0.503567">
                <text:p>0.503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1344">
                <text:p>0.651344</text:p>
              </table:table-cell>
              <table:table-cell office:value-type="float" office:value="0.290269">
                <text:p>0.29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864">
                <text:p>0.502864</text:p>
              </table:table-cell>
              <table:table-cell office:value-type="float" office:value="0.721677">
                <text:p>0.7216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3469">
                <text:p>0.933469</text:p>
              </table:table-cell>
              <table:table-cell office:value-type="float" office:value="0.490516">
                <text:p>0.490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151">
                <text:p>0.595151</text:p>
              </table:table-cell>
              <table:table-cell office:value-type="float" office:value="0.82293">
                <text:p>0.82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6778">
                <text:p>0.696778</text:p>
              </table:table-cell>
              <table:table-cell office:value-type="float" office:value="0.300018">
                <text:p>0.3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5192">
                <text:p>0.145192</text:p>
              </table:table-cell>
              <table:table-cell office:value-type="float" office:value="0.377728">
                <text:p>0.377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7038">
                <text:p>0.927038</text:p>
              </table:table-cell>
              <table:table-cell office:value-type="float" office:value="0.295737">
                <text:p>0.29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435">
                <text:p>0.385435</text:p>
              </table:table-cell>
              <table:table-cell office:value-type="float" office:value="0.68299">
                <text:p>0.68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6153">
                <text:p>0.896153</text:p>
              </table:table-cell>
              <table:table-cell office:value-type="float" office:value="0.832046">
                <text:p>0.832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852">
                <text:p>0.296852</text:p>
              </table:table-cell>
              <table:table-cell office:value-type="float" office:value="0.868018">
                <text:p>0.868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5532">
                <text:p>0.815532</text:p>
              </table:table-cell>
              <table:table-cell office:value-type="float" office:value="0.164151">
                <text:p>0.16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204">
                <text:p>0.659204</text:p>
              </table:table-cell>
              <table:table-cell office:value-type="float" office:value="0.77369">
                <text:p>0.77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1988">
                <text:p>0.901988</text:p>
              </table:table-cell>
              <table:table-cell office:value-type="float" office:value="0.831265">
                <text:p>0.83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137">
                <text:p>0.466137</text:p>
              </table:table-cell>
              <table:table-cell office:value-type="float" office:value="0.877674">
                <text:p>0.8776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2314">
                <text:p>0.692314</text:p>
              </table:table-cell>
              <table:table-cell office:value-type="float" office:value="0.064043">
                <text:p>0.06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117">
                <text:p>0.310117</text:p>
              </table:table-cell>
              <table:table-cell office:value-type="float" office:value="0.857713">
                <text:p>0.857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36977">
                <text:p>0.836977</text:p>
              </table:table-cell>
              <table:table-cell office:value-type="float" office:value="0.614453">
                <text:p>0.61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385">
                <text:p>0.522385</text:p>
              </table:table-cell>
              <table:table-cell office:value-type="float" office:value="0.961609">
                <text:p>0.9616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4724">
                <text:p>0.464724</text:p>
              </table:table-cell>
              <table:table-cell office:value-type="float" office:value="0.159682">
                <text:p>0.159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345">
                <text:p>0.369345</text:p>
              </table:table-cell>
              <table:table-cell office:value-type="float" office:value="0.781697">
                <text:p>0.781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0021">
                <text:p>0.940021</text:p>
              </table:table-cell>
              <table:table-cell office:value-type="float" office:value="0.493738">
                <text:p>0.493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584">
                <text:p>0.104584</text:p>
              </table:table-cell>
              <table:table-cell office:value-type="float" office:value="0.357892">
                <text:p>0.3578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1575">
                <text:p>0.391575</text:p>
              </table:table-cell>
              <table:table-cell office:value-type="float" office:value="0.291076">
                <text:p>0.29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266">
                <text:p>0.265266</text:p>
              </table:table-cell>
              <table:table-cell office:value-type="float" office:value="0.65833">
                <text:p>0.658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5664">
                <text:p>0.835664</text:p>
              </table:table-cell>
              <table:table-cell office:value-type="float" office:value="0.584283">
                <text:p>0.58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9254">
                <text:p>0.729254</text:p>
              </table:table-cell>
              <table:table-cell office:value-type="float" office:value="0.885763">
                <text:p>0.885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6033">
                <text:p>0.296033</text:p>
              </table:table-cell>
              <table:table-cell office:value-type="float" office:value="0.088516">
                <text:p>0.08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254">
                <text:p>0.205254</text:p>
              </table:table-cell>
              <table:table-cell office:value-type="float" office:value="0.404956">
                <text:p>0.404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4148">
                <text:p>0.284148</text:p>
              </table:table-cell>
              <table:table-cell office:value-type="float" office:value="0.182427">
                <text:p>0.18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359">
                <text:p>0.032359</text:p>
              </table:table-cell>
              <table:table-cell office:value-type="float" office:value="0.778401">
                <text:p>0.7784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76521">
                <text:p>0.676521</text:p>
              </table:table-cell>
              <table:table-cell office:value-type="float" office:value="0.316903">
                <text:p>0.316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85">
                <text:p>0.248985</text:p>
              </table:table-cell>
              <table:table-cell office:value-type="float" office:value="0.646083">
                <text:p>0.6460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1563">
                <text:p>0.421563</text:p>
              </table:table-cell>
              <table:table-cell office:value-type="float" office:value="0.302683">
                <text:p>0.30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258">
                <text:p>0.541258</text:p>
              </table:table-cell>
              <table:table-cell office:value-type="float" office:value="0.728218">
                <text:p>0.728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5715">
                <text:p>0.435715</text:p>
              </table:table-cell>
              <table:table-cell office:value-type="float" office:value="0.190071">
                <text:p>0.19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97">
                <text:p>0.025497</text:p>
              </table:table-cell>
              <table:table-cell office:value-type="float" office:value="0.300503">
                <text:p>0.300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30492">
                <text:p>0.730492</text:p>
              </table:table-cell>
              <table:table-cell office:value-type="float" office:value="0.065559">
                <text:p>0.06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398">
                <text:p>0.475398</text:p>
              </table:table-cell>
              <table:table-cell office:value-type="float" office:value="0.920203">
                <text:p>0.920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527">
                <text:p>0.92527</text:p>
              </table:table-cell>
              <table:table-cell office:value-type="float" office:value="0.524315">
                <text:p>0.52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591">
                <text:p>0.043591</text:p>
              </table:table-cell>
              <table:table-cell office:value-type="float" office:value="0.646312">
                <text:p>0.646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4815">
                <text:p>0.984815</text:p>
              </table:table-cell>
              <table:table-cell office:value-type="float" office:value="0.383621">
                <text:p>0.38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696">
                <text:p>0.627696</text:p>
              </table:table-cell>
              <table:table-cell office:value-type="float" office:value="0.788116">
                <text:p>0.788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939">
                <text:p>0.312939</text:p>
              </table:table-cell>
              <table:table-cell office:value-type="float" office:value="0.871275">
                <text:p>0.871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54">
                <text:p>0.012354</text:p>
              </table:table-cell>
              <table:table-cell office:value-type="float" office:value="0.178643">
                <text:p>0.178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2164">
                <text:p>0.682164</text:p>
              </table:table-cell>
              <table:table-cell office:value-type="float" office:value="0.777194">
                <text:p>0.777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83">
                <text:p>0.03183</text:p>
              </table:table-cell>
              <table:table-cell office:value-type="float" office:value="0.289761">
                <text:p>0.289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